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395cm"/>
    </style:style>
    <style:style style:name="pr6" style:family="presentation" style:parent-style-name="lyt-bluelinesgrad-outline1">
      <style:graphic-properties fo:min-height="11.886cm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Section 2 (ex1)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struct (and how to initialize)</text:p>
              </text:list-item>
              <text:list-item>
                <text:p>header files, function prototypes</text:p>
              </text:list-item>
              <text:list-item>
                <text:p>overloading (C++ only)</text:p>
              </text:list-item>
              <text:list-item>
                <text:p>simple graphics to make things interestingw</text:p>
              </text:list-item>
              <text:list-item>
                <text:p/>
              </text:list-item>
              <text:list-item>
                <text:p>Note, graphics are just a simple library I did, not a part of C++ or Linux.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Section 2, program 1</text:p>
          </draw:text-box>
        </draw:frame>
        <draw:frame presentation:style-name="pr5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ut the drawline calls in a loop (change to one type if desired), and change colors</text:p>
              </text:list-item>
              <text:list-item>
                <text:p>Put them in a loop and have the square get larger (or smaller)</text:p>
              </text:list-item>
              <text:list-item>
                <text:p>For fun, play with where the flush() call is. <text:s/>Why is it needed? <text:s/>Why called flush? How could we make our lives easier and avoid needing to call it separately? <text:s/>Why might we want it separate as it is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506cm" svg:x="1.4cm" svg:y="0.837cm" presentation:class="title">
          <draw:text-box>
            <text:p>Structs and pointers(ex2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Current syntax, need to dereference pointer (*varname) and add “.element” <text:line-break/>so: <text:s/>*var.element <text:s/>is the form</text:p>
              </text:list-item>
              <text:list-item>
                <text:p>Used a lot, so there is a short syntax which means dereference the pointer</text:p>
              </text:list-item>
              <text:list-item>
                <text:p>What does dereference mean again??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4" draw:layer="layout" svg:width="25.199cm" svg:height="3.506cm" svg:x="1.4cm" svg:y="0.837cm" presentation:class="title">
          <draw:text-box>
            <text:p>Dynamic memory (ex3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lloc allocates memory from the “heap”, it is what is available in C. </text:p>
              </text:list-item>
              <text:list-item>
                <text:p>“sizeof” returns the size of the item, is it a really a function? <text:s/></text:p>
              </text:list-item>
              <text:list-item>
                <text:p>“free returns memory”</text:p>
              </text:list-item>
              <text:list-item>
                <text:p>FFR, in C there are keywords new and delete that do similar things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4" draw:layer="layout" svg:width="25.199cm" svg:height="3.506cm" svg:x="1.4cm" svg:y="0.837cm" presentation:class="title">
          <draw:text-box>
            <text:p>Arrays of structs (ex4)</text:p>
          </draw:text-box>
        </draw:frame>
        <draw:frame presentation:style-name="pr6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Declared statically:<text:line-break/>Point pts[30];<text:line-break/></text:p>
              </text:list-item>
              <text:list-item>
                <text:p>or dynamically.<text:line-break/>Point <text:span text:style-name="T1">pts=calloc(sizeof(Point)</text:span>30);<text:line-break/></text:p>
              </text:list-item>
              <text:list-item>
                <text:p>Accessed the same (see arrays)<text:line-break/>pt[7]</text:p>
              </text:list-item>
              <text:list-item>
                <text:p>Is an array even necessary?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draw:frame presentation:style-name="pr4" draw:layer="layout" svg:width="25.199cm" svg:height="3.506cm" svg:x="1.4cm" svg:y="0.837cm" presentation:class="title">
          <draw:text-box>
            <text:p>Other things to note</text:p>
          </draw:text-box>
        </draw:frame>
        <draw:frame presentation:style-name="pr6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Conditional compilation</text:p>
              </text:list-item>
              <text:list-item>
                <text:p>Use of #defines to change things in one place.</text:p>
              </text:list-item>
              <text:list-item>
                <text:p>random function again. (See note)</text:p>
              </text:list-item>
              <text:list-item>
                <text:p>Comments. <text:s/>Too much is better than too little</text:p>
              </text:list-item>
              <text:list-item>
                <text:p>Slightly more complex arithmetic to make life easier.<text:line-break/>Note: random function for fun, not for applications where real randomness needed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4" draw:layer="layout" svg:width="25.199cm" svg:height="3.506cm" svg:x="1.4cm" svg:y="0.837cm" presentation:class="title">
          <draw:text-box>
            <text:p>Bitwise operators</text:p>
          </draw:text-box>
        </draw:frame>
        <draw:frame presentation:style-name="pr6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&amp;&amp; <text:s/>bitwise and, || bitwise or</text:p>
              </text:list-item>
              <text:list-item>
                <text:p>&lt;&lt; <text:s/>shift to left, &gt;&gt; shift to right</text:p>
              </text:list-item>
              <text:list-item>
                <text:p>^ exclusive or</text:p>
              </text:list-item>
              <text:list-item>
                <text:p>~ negation (invert bits)<text:line-break/><text:line-break/>Simple but important! <text:s/><text:line-break/>Often used with #defines</text:p>
              </text:list-item>
              <text:list-item>
                <text:p>(ex5 + experimentation)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3H44M3S</meta:editing-duration>
    <meta:editing-cycles>37</meta:editing-cycles>
    <dc:date>2014-08-18T21:58:10.95</dc:date>
    <dc:creator>David Klamet</dc:creator>
    <meta:generator>OpenOffice/4.1.0$Win32 OpenOffice.org_project/410m18$Build-9764</meta:generator>
    <meta:document-statistic meta:object-count="71"/>
  </office:meta>
</office:document-meta>
</file>